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719cm" fo:min-width="1.53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3.0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987cm" fo:min-width="3.05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27cm" svg:height="0.962cm" svg:x="8.338cm" svg:y="1.254cm">
          <draw:text-box>
            <text:p>Light Detection</text:p>
          </draw:text-box>
        </draw:frame>
        <draw:custom-shape draw:style-name="gr2" draw:text-style-name="P2" xml:id="id1" draw:id="id1" draw:layer="layout" svg:width="4.064cm" svg:height="3.937cm" svg:x="7.35cm" svg:y="11.548cm">
          <text:p text:style-name="P2">Is</text:p>
          <text:p text:style-name="P2">Mo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4.064cm" svg:height="3.937cm" svg:x="7.35cm" svg:y="17.009cm">
          <text:p text:style-name="P2">Has Timer</text:p>
          <text:p text:style-name="P2">Exp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9.382cm" svg:y1="15.485cm" svg:x2="9.382cm" svg:y2="17.009cm" draw:start-shape="id1" draw:start-glue-point="6" draw:end-shape="id2" draw:end-glue-point="4" svg:d="M9382 15485v1524" svg:viewBox="0 0 1 1525">
          <text:p text:style-name="P2"/>
        </draw:connector>
        <draw:connector draw:style-name="gr3" draw:text-style-name="P3" draw:layer="layout" draw:line-skew="1.656cm -1.53cm" svg:x1="11.414cm" svg:y1="18.978cm" svg:x2="9.382cm" svg:y2="5.826cm" draw:start-shape="id2" draw:start-glue-point="7" draw:end-shape="id3" draw:end-glue-point="4" svg:d="M11414 18978h2158v-15184h-4190v2032" svg:viewBox="0 0 4191 15185">
          <text:p/>
        </draw:connector>
        <draw:connector draw:style-name="gr4" draw:text-style-name="P3" draw:layer="layout" draw:line-skew="1.021cm -1.022cm" svg:x1="11.414cm" svg:y1="13.517cm" svg:x2="9.382cm" svg:y2="5.826cm" draw:start-shape="id1" draw:start-glue-point="7" draw:end-shape="id3" draw:end-glue-point="4" svg:d="M11414 13517h1523v-9215h-3555v1524" svg:viewBox="0 0 3556 9216">
          <text:p/>
        </draw:connector>
        <draw:custom-shape draw:style-name="gr5" draw:text-style-name="P2" xml:id="id4" draw:id="id4" draw:layer="layout" svg:width="3.556cm" svg:height="1.905cm" svg:x="7.604cm" svg:y="23.275cm">
          <text:p text:style-name="P2">Send MQTT</text:p>
          <text:p text:style-name="P2">Messag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382cm" svg:y1="20.946cm" svg:x2="9.382cm" svg:y2="23.275cm" draw:start-shape="id2" draw:start-glue-point="6" draw:end-shape="id4" draw:end-glue-point="0" svg:d="M9382 20946v2329" svg:viewBox="0 0 1 2330">
          <text:p/>
        </draw:connector>
        <draw:custom-shape draw:style-name="gr2" draw:text-style-name="P2" xml:id="id3" draw:id="id3" draw:layer="layout" svg:width="4.064cm" svg:height="3.937cm" svg:x="7.35cm" svg:y="5.826cm">
          <text:p text:style-name="P2">Is</text:p>
          <text:p text:style-name="P2">Level</text:p>
          <text:p text:style-name="P2">Exceed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9.382cm" svg:y1="9.763cm" svg:x2="9.382cm" svg:y2="11.548cm" draw:start-shape="id3" draw:start-glue-point="6" draw:end-shape="id1" draw:end-glue-point="4" svg:d="M9382 9763v1785" svg:viewBox="0 0 1 1786">
          <text:p/>
        </draw:connector>
        <draw:connector draw:style-name="gr4" draw:text-style-name="P3" draw:layer="layout" draw:line-skew="0.387cm -0.514cm" svg:x1="11.414cm" svg:y1="7.795cm" svg:x2="9.382cm" svg:y2="5.826cm" draw:start-shape="id3" draw:start-glue-point="7" draw:end-shape="id3" draw:end-glue-point="4" svg:d="M11414 7795h889v-2985h-2921v1016" svg:viewBox="0 0 2922 2986">
          <text:p/>
        </draw:connector>
      </draw:page>
      <draw:page draw:name="page2" draw:style-name="dp1" draw:master-page-name="Default">
        <draw:frame draw:style-name="gr6" draw:text-style-name="P1" draw:layer="layout" svg:width="6.759cm" svg:height="1.673cm" svg:x="8.118cm" svg:y="1.254cm">
          <draw:text-box>
            <text:p>Motion Detection</text:p>
          </draw:text-box>
        </draw:frame>
        <draw:custom-shape draw:style-name="gr2" draw:text-style-name="P2" xml:id="id5" draw:id="id5" draw:layer="layout" svg:width="4.064cm" svg:height="3.937cm" svg:x="7.35cm" svg:y="10.848cm">
          <text:p text:style-name="P2">Is</text:p>
          <text:p text:style-name="P2">Mo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6" draw:id="id6" draw:layer="layout" svg:width="4.064cm" svg:height="3.937cm" svg:x="7.35cm" svg:y="16.309cm">
          <text:p text:style-name="P2">Has Timer</text:p>
          <text:p text:style-name="P2">Exp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9.382cm" svg:y1="14.785cm" svg:x2="9.382cm" svg:y2="16.309cm" draw:start-shape="id5" draw:start-glue-point="6" draw:end-shape="id6" draw:end-glue-point="4" svg:d="M9382 14785v1524" svg:viewBox="0 0 1 1525">
          <text:p/>
        </draw:connector>
        <draw:connector draw:style-name="gr3" draw:text-style-name="P3" draw:layer="layout" draw:line-skew="1.402cm -1.152cm" svg:x1="11.414cm" svg:y1="18.278cm" svg:x2="9.383cm" svg:y2="5.448cm" draw:start-shape="id6" draw:start-glue-point="7" draw:end-shape="id7" draw:end-glue-point="4" svg:d="M11414 18278h1905v-14484h-3936v1654" svg:viewBox="0 0 3937 14485">
          <text:p/>
        </draw:connector>
        <draw:connector draw:style-name="gr4" draw:text-style-name="P3" draw:layer="layout" draw:line-skew="0.894cm -0.771cm" svg:x1="11.414cm" svg:y1="12.817cm" svg:x2="9.383cm" svg:y2="5.448cm" draw:start-shape="id5" draw:start-glue-point="7" draw:end-shape="id7" draw:end-glue-point="4" svg:d="M11414 12817h1397v-8642h-3428v1273" svg:viewBox="0 0 3429 8643">
          <text:p/>
        </draw:connector>
        <draw:custom-shape draw:style-name="gr7" draw:text-style-name="P2" xml:id="id8" draw:id="id8" draw:layer="layout" svg:width="3.556cm" svg:height="2.237cm" svg:x="7.604cm" svg:y="22.082cm">
          <text:p text:style-name="P2">Close </text:p>
          <text:p text:style-name="P2">Garage </text:p>
          <text:p text:style-name="P2">Doo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382cm" svg:y1="20.246cm" svg:x2="9.382cm" svg:y2="22.082cm" draw:start-shape="id6" draw:start-glue-point="6" draw:end-shape="id8" draw:end-glue-point="0" svg:d="M9382 20246v1836" svg:viewBox="0 0 1 1837">
          <text:p/>
        </draw:connector>
        <draw:custom-shape draw:style-name="gr2" draw:text-style-name="P2" xml:id="id7" draw:id="id7" draw:layer="layout" svg:width="4.064cm" svg:height="3.937cm" svg:x="7.351cm" svg:y="5.448cm">
          <text:p text:style-name="P2">Is</text:p>
          <text:p text:style-name="P2">Door</text:p>
          <text:p text:style-name="P2">Op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9.383cm" svg:y1="9.385cm" svg:x2="9.382cm" svg:y2="10.848cm" draw:start-shape="id7" draw:start-glue-point="6" draw:end-shape="id5" draw:end-glue-point="4" svg:d="M9383 9385v731h-1v732" svg:viewBox="0 0 2 1464">
          <text:p/>
        </draw:connector>
        <draw:connector draw:style-name="gr4" draw:text-style-name="P3" draw:layer="layout" draw:line-skew="0.386cm -0.33cm" svg:x1="11.415cm" svg:y1="7.417cm" svg:x2="9.383cm" svg:y2="5.448cm" draw:start-shape="id7" draw:start-glue-point="7" draw:end-shape="id7" draw:end-glue-point="4" svg:d="M11415 7417h888v-2801h-2920v832" svg:viewBox="0 0 2921 2802">
          <text:p/>
        </draw:connector>
      </draw:page>
      <draw:page draw:name="page3" draw:style-name="dp1" draw:master-page-name="Default">
        <draw:frame draw:style-name="gr6" draw:text-style-name="P1" draw:layer="layout" svg:width="6.759cm" svg:height="1.673cm" svg:x="8.118cm" svg:y="1.254cm">
          <draw:text-box>
            <text:p>Time Check</text:p>
          </draw:text-box>
        </draw:frame>
        <draw:custom-shape draw:style-name="gr2" draw:text-style-name="P2" xml:id="id9" draw:id="id9" draw:layer="layout" svg:width="4.064cm" svg:height="3.937cm" svg:x="7.35cm" svg:y="10.848cm">
          <text:p text:style-name="P2">Is</text:p>
          <text:p text:style-name="P2">Mo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0" draw:id="id10" draw:layer="layout" svg:width="4.064cm" svg:height="3.937cm" svg:x="7.35cm" svg:y="16.309cm">
          <text:p text:style-name="P2">Has Timer</text:p>
          <text:p text:style-name="P2">Exp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9.382cm" svg:y1="14.785cm" svg:x2="9.382cm" svg:y2="16.309cm" draw:start-shape="id9" draw:start-glue-point="6" draw:end-shape="id10" draw:end-glue-point="4" svg:d="M9382 14785v1524" svg:viewBox="0 0 1 1525">
          <text:p/>
        </draw:connector>
        <draw:connector draw:style-name="gr3" draw:text-style-name="P3" draw:layer="layout" draw:line-skew="1.402cm -1.152cm" svg:x1="11.414cm" svg:y1="18.278cm" svg:x2="9.383cm" svg:y2="5.448cm" draw:start-shape="id10" draw:start-glue-point="7" draw:end-shape="id11" draw:end-glue-point="4" svg:d="M11414 18278h1905v-14484h-3936v1654" svg:viewBox="0 0 3937 14485">
          <text:p/>
        </draw:connector>
        <draw:connector draw:style-name="gr4" draw:text-style-name="P3" draw:layer="layout" draw:line-skew="0.894cm -0.771cm" svg:x1="11.414cm" svg:y1="12.817cm" svg:x2="9.383cm" svg:y2="5.448cm" draw:start-shape="id9" draw:start-glue-point="7" draw:end-shape="id11" draw:end-glue-point="4" svg:d="M11414 12817h1397v-8642h-3428v1273" svg:viewBox="0 0 3429 8643">
          <text:p/>
        </draw:connector>
        <draw:custom-shape draw:style-name="gr7" draw:text-style-name="P2" xml:id="id12" draw:id="id12" draw:layer="layout" svg:width="3.556cm" svg:height="2.237cm" svg:x="7.604cm" svg:y="22.082cm">
          <text:p text:style-name="P2">Close </text:p>
          <text:p text:style-name="P2">Garage </text:p>
          <text:p text:style-name="P2">Doo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382cm" svg:y1="20.246cm" svg:x2="9.382cm" svg:y2="22.082cm" draw:start-shape="id10" draw:start-glue-point="6" draw:end-shape="id12" draw:end-glue-point="0" svg:d="M9382 20246v1836" svg:viewBox="0 0 1 1837">
          <text:p/>
        </draw:connector>
        <draw:custom-shape draw:style-name="gr2" draw:text-style-name="P2" xml:id="id11" draw:id="id11" draw:layer="layout" svg:width="4.064cm" svg:height="3.937cm" svg:x="7.351cm" svg:y="5.448cm">
          <text:p text:style-name="P2">Is it</text:p>
          <text:p text:style-name="P2">Between 9PM</text:p>
          <text:p text:style-name="P2">&amp; 6AM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9.383cm" svg:y1="9.385cm" svg:x2="9.382cm" svg:y2="10.848cm" draw:start-shape="id11" draw:start-glue-point="6" draw:end-shape="id9" draw:end-glue-point="4" svg:d="M9383 9385v731h-1v732" svg:viewBox="0 0 2 1464">
          <text:p/>
        </draw:connector>
        <draw:connector draw:style-name="gr4" draw:text-style-name="P3" draw:layer="layout" draw:line-skew="0.386cm -0.33cm" svg:x1="11.415cm" svg:y1="7.417cm" svg:x2="9.383cm" svg:y2="5.448cm" draw:start-shape="id11" draw:start-glue-point="7" draw:end-shape="id11" draw:end-glue-point="4" svg:d="M11415 7417h888v-2801h-2920v832" svg:viewBox="0 0 2921 2802">
          <text:p/>
        </draw:connector>
        <draw:custom-shape draw:style-name="gr7" draw:text-style-name="P2" xml:id="id13" draw:id="id13" draw:layer="layout" svg:width="3.556cm" svg:height="2.237cm" svg:x="11.922cm" svg:y="22.082cm">
          <text:p text:style-name="P2">Send MQTT</text:p>
          <text:p text:style-name="P2">Messag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382cm" svg:y1="20.246cm" svg:x2="13.7cm" svg:y2="22.082cm" draw:start-shape="id10" draw:start-glue-point="6" draw:end-shape="id13" draw:end-glue-point="0" svg:d="M9382 20246v918h4318v918" svg:viewBox="0 0 4319 18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20:10:58.547976222</meta:creation-date>
    <dc:date>2018-03-12T20:26:30.895335882</dc:date>
    <meta:editing-duration>PT15M31S</meta:editing-duration>
    <meta:editing-cycles>6</meta:editing-cycles>
    <meta:generator>LibreOffice/5.1.6.2$Linux_X86_64 LibreOffice_project/10m0$Build-2</meta:generator>
    <meta:document-statistic meta:object-count="35"/>
  </office:meta>
</office:document-meta>
</file>